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974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74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545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2.715cm" fo:min-width="2.734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e0c2cd"/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.175cm" svg:height="3.048cm" svg:x="6.843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175cm" svg:height="3.048cm" svg:x="12.443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9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9.1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0.702cm" svg:x2="7.53cm" svg:y2="10.703cm" draw:start-shape="id1" draw:start-glue-point="4" draw:end-shape="id2" draw:end-glue-point="4" svg:d="M3429 10702c0-751 4101-752 4101 1" svg:viewBox="0 0 4102 565">
          <text:p/>
        </draw:connector>
        <draw:connector draw:style-name="gr6" draw:text-style-name="P7" draw:layer="layout" draw:type="curve" svg:x1="3.83cm" svg:y1="11.857cm" svg:x2="7.83cm" svg:y2="12.057cm" draw:start-shape="id3" draw:start-glue-point="8" draw:end-shape="id4" draw:end-glue-point="8" svg:d="M3830 118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0.804cm" svg:x2="13.33cm" svg:y2="10.603cm" draw:start-shape="id5" draw:start-glue-point="4" draw:end-shape="id6" draw:end-glue-point="4" svg:d="M9731 10804c0-1053 3599-952 3599-201" svg:viewBox="0 0 3600 779">
          <text:p/>
        </draw:connector>
        <draw:connector draw:style-name="gr6" draw:text-style-name="P7" draw:layer="layout" draw:type="curve" svg:x1="9.631cm" svg:y1="11.858cm" svg:x2="12.93cm" svg:y2="11.557cm" draw:start-shape="id7" draw:start-glue-point="8" draw:end-shape="id8" draw:end-glue-point="8" svg:d="M9631 118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0.641cm" svg:x2="18.542cm" svg:y2="10.022cm" draw:start-shape="id9" draw:start-glue-point="11" draw:end-shape="id10" draw:end-glue-point="7" svg:d="M15321 10641l3221-619" svg:viewBox="0 0 3222 620">
          <text:p/>
        </draw:connector>
        <draw:connector draw:style-name="gr6" draw:text-style-name="P7" draw:layer="layout" draw:type="line" svg:x1="15.321cm" svg:y1="10.821cm" svg:x2="18.505cm" svg:y2="10.932cm" draw:start-shape="id9" draw:start-glue-point="9" draw:end-shape="id11" draw:end-glue-point="6" svg:d="M15321 10821l3184 111" svg:viewBox="0 0 3185 112">
          <text:p/>
        </draw:connector>
        <draw:connector draw:style-name="gr6" draw:text-style-name="P7" draw:layer="layout" draw:type="line" svg:x1="15.458cm" svg:y1="11.431cm" svg:x2="18.542cm" svg:y2="10.022cm" draw:start-shape="id12" draw:start-glue-point="10" draw:end-shape="id10" draw:end-glue-point="7" svg:d="M15458 11431l3084-1409" svg:viewBox="0 0 3085 1410">
          <text:p/>
        </draw:connector>
        <draw:connector draw:style-name="gr6" draw:text-style-name="P7" draw:layer="layout" draw:type="line" svg:x1="15.458cm" svg:y1="11.431cm" svg:x2="18.505cm" svg:y2="11.832cm" draw:start-shape="id12" draw:start-glue-point="10" draw:end-shape="id13" draw:end-glue-point="6" svg:d="M15458 11431l3047 401" svg:viewBox="0 0 3048 402">
          <text:p/>
        </draw:connector>
        <draw:connector draw:style-name="gr6" draw:text-style-name="P7" draw:layer="layout" draw:type="line" svg:x1="15.421cm" svg:y1="11.521cm" svg:x2="18.542cm" svg:y2="12.742cm" draw:start-shape="id12" draw:start-glue-point="9" draw:end-shape="id14" draw:end-glue-point="5" svg:d="M15421 11521l3121 1221" svg:viewBox="0 0 3122 1222">
          <text:p/>
        </draw:connector>
        <draw:connector draw:style-name="gr6" draw:text-style-name="P7" draw:layer="layout" draw:type="line" svg:x1="15.358cm" svg:y1="11.931cm" svg:x2="18.542cm" svg:y2="11.022cm" draw:start-shape="id15" draw:start-glue-point="10" draw:end-shape="id11" draw:end-glue-point="7" svg:d="M15358 11931l3184-909" svg:viewBox="0 0 3185 910">
          <text:p/>
        </draw:connector>
        <draw:connector draw:style-name="gr6" draw:text-style-name="P7" draw:layer="layout" draw:type="line" svg:x1="15.358cm" svg:y1="11.931cm" svg:x2="18.542cm" svg:y2="11.922cm" draw:start-shape="id15" draw:start-glue-point="10" draw:end-shape="id13" draw:end-glue-point="7" svg:d="M15358 11931l3184-9" svg:viewBox="0 0 3185 10">
          <text:p/>
        </draw:connector>
        <draw:connector draw:style-name="gr6" draw:text-style-name="P7" draw:layer="layout" draw:type="line" svg:x1="15.321cm" svg:y1="12.021cm" svg:x2="18.505cm" svg:y2="12.832cm" draw:start-shape="id15" draw:start-glue-point="9" draw:end-shape="id14" draw:end-glue-point="6" svg:d="M15321 12021l3184 811" svg:viewBox="0 0 3185 812">
          <text:p/>
        </draw:connector>
        <draw:connector draw:style-name="gr6" draw:text-style-name="P7" draw:layer="layout" draw:type="line" svg:x1="18.759cm" svg:y1="9.932cm" svg:x2="22.469cm" svg:y2="11.267cm" draw:start-shape="id10" draw:start-glue-point="10" draw:end-shape="id16" draw:end-glue-point="3" svg:d="M18759 9932l3710 1335" svg:viewBox="0 0 3711 1336">
          <text:p/>
        </draw:connector>
        <draw:connector draw:style-name="gr6" draw:text-style-name="P7" draw:layer="layout" draw:type="line" svg:x1="18.759cm" svg:y1="10.932cm" svg:x2="22.469cm" svg:y2="11.267cm" draw:start-shape="id11" draw:start-glue-point="10" draw:end-shape="id16" draw:end-glue-point="3" svg:d="M18759 10932l3710 335" svg:viewBox="0 0 3711 336">
          <text:p/>
        </draw:connector>
        <draw:connector draw:style-name="gr6" draw:text-style-name="P7" draw:layer="layout" draw:type="line" svg:x1="18.722cm" svg:y1="11.922cm" svg:x2="22.469cm" svg:y2="11.267cm" draw:start-shape="id13" draw:start-glue-point="9" draw:end-shape="id16" draw:end-glue-point="3" svg:d="M18722 11922l3747-655" svg:viewBox="0 0 3748 656">
          <text:p/>
        </draw:connector>
        <draw:connector draw:style-name="gr6" draw:text-style-name="P7" draw:layer="layout" draw:type="line" svg:x1="18.722cm" svg:y1="12.922cm" svg:x2="22.469cm" svg:y2="11.267cm" draw:start-shape="id14" draw:start-glue-point="9" draw:end-shape="id16" draw:end-glue-point="3" svg:d="M18722 12922l3747-1655" svg:viewBox="0 0 3748 1656">
          <text:p/>
        </draw:connector>
        <draw:frame draw:style-name="gr7" draw:text-style-name="P8" draw:layer="layout" svg:width="26.543cm" svg:height="8.224cm" svg:x="0.635cm" svg:y="18.438cm">
          <draw:text-box>
            <text:list text:style-name="L1">
              <text:list-header>
                <text:p>5.) The co-processor receives data from every brain area, subject to the same observability model. The only information that crosses this ‘observational barrier’ is O<text:span text:style-name="T1">i</text:span><text:span text:style-name="T2">(t), and the stimulation parameters (depicted in next figure).</text:span></text:p>
              </text:list-header>
            </text:list>
          </draw:text-box>
        </draw:frame>
        <draw:custom-shape draw:style-name="gr8" draw:text-style-name="P9" xml:id="id17" draw:id="id17" draw:layer="layout" svg:width="3.175cm" svg:height="3.048cm" svg:x="6.843cm" svg:y="1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8.431cm" svg:y1="14.603cm" svg:x2="8.431cm" svg:y2="12.85cm" draw:start-shape="id17" draw:start-glue-point="4" draw:end-shape="id18" draw:end-glue-point="8" svg:d="M8431 14603v-1753" svg:viewBox="0 0 1 1754">
          <text:p/>
        </draw:connector>
        <draw:frame draw:style-name="gr10" draw:text-style-name="P8" draw:layer="layout" svg:width="4.045cm" svg:height="1.114cm" svg:x="12.5cm" svg:y="5.739cm">
          <draw:text-box>
            <text:p>O(R<text:span text:style-name="T1">3</text:span><text:span text:style-name="T2">(t))</text:span><text:span text:style-name="T1">lesioned</text:span></text:p>
          </draw:text-box>
        </draw:frame>
        <draw:custom-shape draw:style-name="gr11" draw:text-style-name="P11" xml:id="id20" draw:id="id20" draw:layer="layout" svg:width="4.572cm" svg:height="4.191cm" svg:x="6.018cm" svg:y="0.521cm">
          <text:p text:style-name="P10">Co-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45cm" svg:height="1.114cm" svg:x="6.901cm" svg:y="5.739cm">
          <draw:text-box>
            <text:p>O(R<text:span text:style-name="T1">2</text:span><text:span text:style-name="T2">(t))</text:span><text:span text:style-name="T1">lesioned</text:span></text:p>
          </draw:text-box>
        </draw:frame>
        <draw:frame draw:style-name="gr10" draw:text-style-name="P8" draw:layer="layout" svg:width="4.045cm" svg:height="1.114cm" svg:x="0.902cm" svg:y="5.739cm">
          <draw:text-box>
            <text:p>O(R<text:span text:style-name="T1">1</text:span><text:span text:style-name="T2">(t))</text:span><text:span text:style-name="T1">lesioned</text:span></text:p>
          </draw:text-box>
        </draw:frame>
        <draw:connector draw:style-name="gr9" draw:text-style-name="P7" draw:layer="layout" draw:type="line" svg:x1="2.731cm" svg:y1="9.801cm" svg:x2="6.687cm" svg:y2="4.099cm" draw:start-shape="id19" draw:start-glue-point="4" draw:end-shape="id20" draw:end-glue-point="7" svg:d="M2731 9801l3956-5702" svg:viewBox="0 0 3957 5703">
          <text:p/>
        </draw:connector>
        <draw:connector draw:style-name="gr9" draw:text-style-name="P7" draw:layer="layout" draw:type="line" svg:x1="8.431cm" svg:y1="9.802cm" svg:x2="8.304cm" svg:y2="4.712cm" draw:start-shape="id18" draw:start-glue-point="4" draw:end-shape="id20" draw:end-glue-point="8" svg:d="M8431 9802l-127-5090" svg:viewBox="0 0 128 5091">
          <text:p/>
        </draw:connector>
        <draw:connector draw:style-name="gr9" draw:text-style-name="P7" draw:layer="layout" draw:type="line" svg:x1="14.031cm" svg:y1="9.802cm" svg:x2="9.921cm" svg:y2="4.099cm" draw:start-shape="id21" draw:start-glue-point="4" draw:end-shape="id20" draw:end-glue-point="9" svg:d="M14031 9802l-4110-5703" svg:viewBox="0 0 4111 5704">
          <text:p/>
        </draw:connector>
        <draw:line draw:style-name="gr12" draw:text-style-name="P7" draw:layer="layout" svg:x1="1.181cm" svg:y1="8.42cm" svg:x2="26.708cm" svg:y2="8.42cm">
          <text:p/>
        </draw:line>
        <draw:frame draw:style-name="gr13" draw:text-style-name="P8" draw:layer="layout" svg:width="4.409cm" svg:height="1.673cm" svg:x="22.441cm" svg:y="6.734cm">
          <draw:text-box>
            <text:p>Observational</text:p>
            <text:p>barri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6T22:12:49.975410346</dc:date>
    <meta:editing-duration>PT1H7M26S</meta:editing-duration>
    <meta:editing-cycles>17</meta:editing-cycles>
    <meta:generator>LibreOffice/6.4.7.2$Linux_X86_64 LibreOffice_project/40$Build-2</meta:generator>
    <meta:document-statistic meta:object-count="50"/>
  </office:meta>
</office:document-meta>
</file>